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1in"/>
    </style:style>
    <style:style style:name="co3" style:family="table-column">
      <style:table-column-properties fo:break-before="auto" style:column-width="1.5016in"/>
    </style:style>
    <style:style style:name="co4" style:family="table-column">
      <style:table-column-properties fo:break-before="auto" style:column-width="0.9138in"/>
    </style:style>
    <style:style style:name="co5" style:family="table-column">
      <style:table-column-properties fo:break-before="auto" style:column-width="1.328in"/>
    </style:style>
    <style:style style:name="co6" style:family="table-column">
      <style:table-column-properties fo:break-before="auto" style:column-width="0.6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</style:style>
    <style:style style:name="ce3" style:family="table-cell" style:parent-style-name="Default">
      <style:map style:condition="cell-content()=&quot;Amazon&quot;" style:apply-style-name="Amazon" style:base-cell-address="'Juni 15'.D2"/>
      <style:map style:condition="cell-content()=&quot;Ausgehen&quot;" style:apply-style-name="Ausgehen" style:base-cell-address="'Juni 15'.D2"/>
      <style:map style:condition="cell-content()=&quot;Getränke&quot;" style:apply-style-name="Getränke" style:base-cell-address="'Juni 15'.D2"/>
      <style:map style:condition="cell-content()=&quot;Kaffee&quot;" style:apply-style-name="Kaffee" style:base-cell-address="'Juni 15'.D2"/>
      <style:map style:condition="cell-content()=&quot;Kleidung&quot;" style:apply-style-name="Kleidung" style:base-cell-address="'Juni 15'.D2"/>
      <style:map style:condition="cell-content()=&quot;Kosmetika&quot;" style:apply-style-name="Kosmetika" style:base-cell-address="'Juni 15'.D2"/>
      <style:map style:condition="cell-content()=&quot;Nahrung&quot;" style:apply-style-name="Nahrung" style:base-cell-address="'Juni 15'.D2"/>
      <style:map style:condition="cell-content()=&quot;Rechnungen&quot;" style:apply-style-name="Rechnungen" style:base-cell-address="'Juni 15'.D2"/>
      <style:map style:condition="cell-content()=&quot;Sonstiges&quot;" style:apply-style-name="Sonstiges" style:base-cell-address="'Juni 15'.D2"/>
      <style:map style:condition="cell-content()=&quot;Tabak&quot;" style:apply-style-name="Tabak" style:base-cell-address="'Juni 15'.D2"/>
      <style:map style:condition="cell-content()=&quot;Verkehr&quot;" style:apply-style-name="Verkehr" style:base-cell-address="'Juni 15'.D2"/>
      <style:map style:condition="cell-content()=&quot;Zucker&quot;" style:apply-style-name="Zucker" style:base-cell-address="'Juni 15'.D2"/>
    </style:style>
    <style:style style:name="ce4" style:family="table-cell" style:parent-style-name="Default">
      <style:table-cell-properties fo:background-color="#83caff"/>
      <style:text-properties fo:color="#ffffff"/>
    </style:style>
    <style:style style:name="ce5" style:family="table-cell" style:parent-style-name="Default">
      <style:table-cell-properties fo:border="none"/>
      <style:map style:condition="cell-content()=&quot;Amazon&quot;" style:apply-style-name="Amazon" style:base-cell-address="'Juni 15'.G8"/>
      <style:map style:condition="cell-content()=&quot;Ausgehen&quot;" style:apply-style-name="Ausgehen" style:base-cell-address="'Juni 15'.G8"/>
      <style:map style:condition="cell-content()=&quot;Getränke&quot;" style:apply-style-name="Getränke" style:base-cell-address="'Juni 15'.G8"/>
      <style:map style:condition="cell-content()=&quot;Kaffee&quot;" style:apply-style-name="Kaffee" style:base-cell-address="'Juni 15'.G8"/>
      <style:map style:condition="cell-content()=&quot;Kleidung&quot;" style:apply-style-name="Kleidung" style:base-cell-address="'Juni 15'.G8"/>
      <style:map style:condition="cell-content()=&quot;Kosmetika&quot;" style:apply-style-name="Kosmetika" style:base-cell-address="'Juni 15'.G8"/>
      <style:map style:condition="cell-content()=&quot;Nahrung&quot;" style:apply-style-name="Nahrung" style:base-cell-address="'Juni 15'.G8"/>
      <style:map style:condition="cell-content()=&quot;Rechnungen&quot;" style:apply-style-name="Rechnungen" style:base-cell-address="'Juni 15'.G8"/>
      <style:map style:condition="cell-content()=&quot;Sonstiges&quot;" style:apply-style-name="Sonstiges" style:base-cell-address="'Juni 15'.G8"/>
      <style:map style:condition="cell-content()=&quot;Tabak&quot;" style:apply-style-name="Tabak" style:base-cell-address="'Juni 15'.G8"/>
      <style:map style:condition="cell-content()=&quot;Verkehr&quot;" style:apply-style-name="Verkehr" style:base-cell-address="'Juni 15'.G8"/>
      <style:map style:condition="cell-content()=&quot;Zucker&quot;" style:apply-style-name="Zucker" style:base-cell-address="'Juni 15'.G8"/>
    </style:style>
    <style:style style:name="ce6" style:family="table-cell" style:parent-style-name="Default">
      <style:table-cell-properties fo:border="none"/>
      <style:map style:condition="cell-content()=&quot;Amazon&quot;" style:apply-style-name="Amazon" style:base-cell-address="'Juni 15'.G9"/>
      <style:map style:condition="cell-content()=&quot;Ausgehen&quot;" style:apply-style-name="Ausgehen" style:base-cell-address="'Juni 15'.G9"/>
      <style:map style:condition="cell-content()=&quot;Getränke&quot;" style:apply-style-name="Getränke" style:base-cell-address="'Juni 15'.G9"/>
      <style:map style:condition="cell-content()=&quot;Kaffee&quot;" style:apply-style-name="Kaffee" style:base-cell-address="'Juni 15'.G9"/>
      <style:map style:condition="cell-content()=&quot;Kleidung&quot;" style:apply-style-name="Kleidung" style:base-cell-address="'Juni 15'.G9"/>
      <style:map style:condition="cell-content()=&quot;Kosmetika&quot;" style:apply-style-name="Kosmetika" style:base-cell-address="'Juni 15'.G9"/>
      <style:map style:condition="cell-content()=&quot;Nahrung&quot;" style:apply-style-name="Nahrung" style:base-cell-address="'Juni 15'.G9"/>
      <style:map style:condition="cell-content()=&quot;Rechnungen&quot;" style:apply-style-name="Rechnungen" style:base-cell-address="'Juni 15'.G9"/>
      <style:map style:condition="cell-content()=&quot;Sonstiges&quot;" style:apply-style-name="Sonstiges" style:base-cell-address="'Juni 15'.G9"/>
      <style:map style:condition="cell-content()=&quot;Tabak&quot;" style:apply-style-name="Tabak" style:base-cell-address="'Juni 15'.G9"/>
      <style:map style:condition="cell-content()=&quot;Verkehr&quot;" style:apply-style-name="Verkehr" style:base-cell-address="'Juni 15'.G9"/>
      <style:map style:condition="cell-content()=&quot;Zucker&quot;" style:apply-style-name="Zucker" style:base-cell-address="'Juni 15'.G9"/>
    </style:style>
    <style:style style:name="ce7" style:family="table-cell" style:parent-style-name="Default">
      <style:table-cell-properties fo:border="none"/>
      <style:map style:condition="cell-content()=&quot;Amazon&quot;" style:apply-style-name="Amazon" style:base-cell-address="'Juni 15'.G10"/>
      <style:map style:condition="cell-content()=&quot;Ausgehen&quot;" style:apply-style-name="Ausgehen" style:base-cell-address="'Juni 15'.G10"/>
      <style:map style:condition="cell-content()=&quot;Getränke&quot;" style:apply-style-name="Getränke" style:base-cell-address="'Juni 15'.G10"/>
      <style:map style:condition="cell-content()=&quot;Kaffee&quot;" style:apply-style-name="Kaffee" style:base-cell-address="'Juni 15'.G10"/>
      <style:map style:condition="cell-content()=&quot;Kleidung&quot;" style:apply-style-name="Kleidung" style:base-cell-address="'Juni 15'.G10"/>
      <style:map style:condition="cell-content()=&quot;Kosmetika&quot;" style:apply-style-name="Kosmetika" style:base-cell-address="'Juni 15'.G10"/>
      <style:map style:condition="cell-content()=&quot;Nahrung&quot;" style:apply-style-name="Nahrung" style:base-cell-address="'Juni 15'.G10"/>
      <style:map style:condition="cell-content()=&quot;Rechnungen&quot;" style:apply-style-name="Rechnungen" style:base-cell-address="'Juni 15'.G10"/>
      <style:map style:condition="cell-content()=&quot;Sonstiges&quot;" style:apply-style-name="Sonstiges" style:base-cell-address="'Juni 15'.G10"/>
      <style:map style:condition="cell-content()=&quot;Tabak&quot;" style:apply-style-name="Tabak" style:base-cell-address="'Juni 15'.G10"/>
      <style:map style:condition="cell-content()=&quot;Verkehr&quot;" style:apply-style-name="Verkehr" style:base-cell-address="'Juni 15'.G10"/>
      <style:map style:condition="cell-content()=&quot;Zucker&quot;" style:apply-style-name="Zucker" style:base-cell-address="'Juni 15'.G10"/>
    </style:style>
    <style:style style:name="ce8" style:family="table-cell" style:parent-style-name="Default">
      <style:table-cell-properties fo:border="none"/>
      <style:map style:condition="cell-content()=&quot;Amazon&quot;" style:apply-style-name="Amazon" style:base-cell-address="'Juni 15'.G11"/>
      <style:map style:condition="cell-content()=&quot;Ausgehen&quot;" style:apply-style-name="Ausgehen" style:base-cell-address="'Juni 15'.G11"/>
      <style:map style:condition="cell-content()=&quot;Getränke&quot;" style:apply-style-name="Getränke" style:base-cell-address="'Juni 15'.G11"/>
      <style:map style:condition="cell-content()=&quot;Kaffee&quot;" style:apply-style-name="Kaffee" style:base-cell-address="'Juni 15'.G11"/>
      <style:map style:condition="cell-content()=&quot;Kleidung&quot;" style:apply-style-name="Kleidung" style:base-cell-address="'Juni 15'.G11"/>
      <style:map style:condition="cell-content()=&quot;Kosmetika&quot;" style:apply-style-name="Kosmetika" style:base-cell-address="'Juni 15'.G11"/>
      <style:map style:condition="cell-content()=&quot;Nahrung&quot;" style:apply-style-name="Nahrung" style:base-cell-address="'Juni 15'.G11"/>
      <style:map style:condition="cell-content()=&quot;Rechnungen&quot;" style:apply-style-name="Rechnungen" style:base-cell-address="'Juni 15'.G11"/>
      <style:map style:condition="cell-content()=&quot;Sonstiges&quot;" style:apply-style-name="Sonstiges" style:base-cell-address="'Juni 15'.G11"/>
      <style:map style:condition="cell-content()=&quot;Tabak&quot;" style:apply-style-name="Tabak" style:base-cell-address="'Juni 15'.G11"/>
      <style:map style:condition="cell-content()=&quot;Verkehr&quot;" style:apply-style-name="Verkehr" style:base-cell-address="'Juni 15'.G11"/>
      <style:map style:condition="cell-content()=&quot;Zucker&quot;" style:apply-style-name="Zucker" style:base-cell-address="'Juni 15'.G11"/>
    </style:style>
    <style:style style:name="ce9" style:family="table-cell" style:parent-style-name="Default">
      <style:table-cell-properties fo:border="none"/>
      <style:map style:condition="cell-content()=&quot;Amazon&quot;" style:apply-style-name="Amazon" style:base-cell-address="'Juni 15'.G12"/>
      <style:map style:condition="cell-content()=&quot;Ausgehen&quot;" style:apply-style-name="Ausgehen" style:base-cell-address="'Juni 15'.G12"/>
      <style:map style:condition="cell-content()=&quot;Getränke&quot;" style:apply-style-name="Getränke" style:base-cell-address="'Juni 15'.G12"/>
      <style:map style:condition="cell-content()=&quot;Kaffee&quot;" style:apply-style-name="Kaffee" style:base-cell-address="'Juni 15'.G12"/>
      <style:map style:condition="cell-content()=&quot;Kleidung&quot;" style:apply-style-name="Kleidung" style:base-cell-address="'Juni 15'.G12"/>
      <style:map style:condition="cell-content()=&quot;Kosmetika&quot;" style:apply-style-name="Kosmetika" style:base-cell-address="'Juni 15'.G12"/>
      <style:map style:condition="cell-content()=&quot;Nahrung&quot;" style:apply-style-name="Nahrung" style:base-cell-address="'Juni 15'.G12"/>
      <style:map style:condition="cell-content()=&quot;Rechnungen&quot;" style:apply-style-name="Rechnungen" style:base-cell-address="'Juni 15'.G12"/>
      <style:map style:condition="cell-content()=&quot;Sonstiges&quot;" style:apply-style-name="Sonstiges" style:base-cell-address="'Juni 15'.G12"/>
      <style:map style:condition="cell-content()=&quot;Tabak&quot;" style:apply-style-name="Tabak" style:base-cell-address="'Juni 15'.G12"/>
      <style:map style:condition="cell-content()=&quot;Verkehr&quot;" style:apply-style-name="Verkehr" style:base-cell-address="'Juni 15'.G12"/>
      <style:map style:condition="cell-content()=&quot;Zucker&quot;" style:apply-style-name="Zucker" style:base-cell-address="'Juni 15'.G12"/>
    </style:style>
    <style:style style:name="ce10" style:family="table-cell" style:parent-style-name="Default">
      <style:table-cell-properties fo:border="none"/>
      <style:map style:condition="cell-content()=&quot;Amazon&quot;" style:apply-style-name="Amazon" style:base-cell-address="'Juni 15'.G13"/>
      <style:map style:condition="cell-content()=&quot;Ausgehen&quot;" style:apply-style-name="Ausgehen" style:base-cell-address="'Juni 15'.G13"/>
      <style:map style:condition="cell-content()=&quot;Getränke&quot;" style:apply-style-name="Getränke" style:base-cell-address="'Juni 15'.G13"/>
      <style:map style:condition="cell-content()=&quot;Kaffee&quot;" style:apply-style-name="Kaffee" style:base-cell-address="'Juni 15'.G13"/>
      <style:map style:condition="cell-content()=&quot;Kleidung&quot;" style:apply-style-name="Kleidung" style:base-cell-address="'Juni 15'.G13"/>
      <style:map style:condition="cell-content()=&quot;Kosmetika&quot;" style:apply-style-name="Kosmetika" style:base-cell-address="'Juni 15'.G13"/>
      <style:map style:condition="cell-content()=&quot;Nahrung&quot;" style:apply-style-name="Nahrung" style:base-cell-address="'Juni 15'.G13"/>
      <style:map style:condition="cell-content()=&quot;Rechnungen&quot;" style:apply-style-name="Rechnungen" style:base-cell-address="'Juni 15'.G13"/>
      <style:map style:condition="cell-content()=&quot;Sonstiges&quot;" style:apply-style-name="Sonstiges" style:base-cell-address="'Juni 15'.G13"/>
      <style:map style:condition="cell-content()=&quot;Tabak&quot;" style:apply-style-name="Tabak" style:base-cell-address="'Juni 15'.G13"/>
      <style:map style:condition="cell-content()=&quot;Verkehr&quot;" style:apply-style-name="Verkehr" style:base-cell-address="'Juni 15'.G13"/>
      <style:map style:condition="cell-content()=&quot;Zucker&quot;" style:apply-style-name="Zucker" style:base-cell-address="'Juni 15'.G13"/>
    </style:style>
    <style:style style:name="ce11" style:family="table-cell" style:parent-style-name="Default">
      <style:table-cell-properties fo:border="none"/>
      <style:map style:condition="cell-content()=&quot;Amazon&quot;" style:apply-style-name="Amazon" style:base-cell-address="'Juni 15'.G14"/>
      <style:map style:condition="cell-content()=&quot;Ausgehen&quot;" style:apply-style-name="Ausgehen" style:base-cell-address="'Juni 15'.G14"/>
      <style:map style:condition="cell-content()=&quot;Getränke&quot;" style:apply-style-name="Getränke" style:base-cell-address="'Juni 15'.G14"/>
      <style:map style:condition="cell-content()=&quot;Kaffee&quot;" style:apply-style-name="Kaffee" style:base-cell-address="'Juni 15'.G14"/>
      <style:map style:condition="cell-content()=&quot;Kleidung&quot;" style:apply-style-name="Kleidung" style:base-cell-address="'Juni 15'.G14"/>
      <style:map style:condition="cell-content()=&quot;Kosmetika&quot;" style:apply-style-name="Kosmetika" style:base-cell-address="'Juni 15'.G14"/>
      <style:map style:condition="cell-content()=&quot;Nahrung&quot;" style:apply-style-name="Nahrung" style:base-cell-address="'Juni 15'.G14"/>
      <style:map style:condition="cell-content()=&quot;Rechnungen&quot;" style:apply-style-name="Rechnungen" style:base-cell-address="'Juni 15'.G14"/>
      <style:map style:condition="cell-content()=&quot;Sonstiges&quot;" style:apply-style-name="Sonstiges" style:base-cell-address="'Juni 15'.G14"/>
      <style:map style:condition="cell-content()=&quot;Tabak&quot;" style:apply-style-name="Tabak" style:base-cell-address="'Juni 15'.G14"/>
      <style:map style:condition="cell-content()=&quot;Verkehr&quot;" style:apply-style-name="Verkehr" style:base-cell-address="'Juni 15'.G14"/>
      <style:map style:condition="cell-content()=&quot;Zucker&quot;" style:apply-style-name="Zucker" style:base-cell-address="'Juni 15'.G14"/>
    </style:style>
    <style:style style:name="ce12" style:family="table-cell" style:parent-style-name="Default">
      <style:table-cell-properties fo:border="none"/>
      <style:map style:condition="cell-content()=&quot;Amazon&quot;" style:apply-style-name="Amazon" style:base-cell-address="'Juni 15'.G15"/>
      <style:map style:condition="cell-content()=&quot;Ausgehen&quot;" style:apply-style-name="Ausgehen" style:base-cell-address="'Juni 15'.G15"/>
      <style:map style:condition="cell-content()=&quot;Getränke&quot;" style:apply-style-name="Getränke" style:base-cell-address="'Juni 15'.G15"/>
      <style:map style:condition="cell-content()=&quot;Kaffee&quot;" style:apply-style-name="Kaffee" style:base-cell-address="'Juni 15'.G15"/>
      <style:map style:condition="cell-content()=&quot;Kleidung&quot;" style:apply-style-name="Kleidung" style:base-cell-address="'Juni 15'.G15"/>
      <style:map style:condition="cell-content()=&quot;Kosmetika&quot;" style:apply-style-name="Kosmetika" style:base-cell-address="'Juni 15'.G15"/>
      <style:map style:condition="cell-content()=&quot;Nahrung&quot;" style:apply-style-name="Nahrung" style:base-cell-address="'Juni 15'.G15"/>
      <style:map style:condition="cell-content()=&quot;Rechnungen&quot;" style:apply-style-name="Rechnungen" style:base-cell-address="'Juni 15'.G15"/>
      <style:map style:condition="cell-content()=&quot;Sonstiges&quot;" style:apply-style-name="Sonstiges" style:base-cell-address="'Juni 15'.G15"/>
      <style:map style:condition="cell-content()=&quot;Tabak&quot;" style:apply-style-name="Tabak" style:base-cell-address="'Juni 15'.G15"/>
      <style:map style:condition="cell-content()=&quot;Verkehr&quot;" style:apply-style-name="Verkehr" style:base-cell-address="'Juni 15'.G15"/>
      <style:map style:condition="cell-content()=&quot;Zucker&quot;" style:apply-style-name="Zucker" style:base-cell-address="'Juni 15'.G15"/>
    </style:style>
    <style:style style:name="ce13" style:family="table-cell" style:parent-style-name="Default">
      <style:table-cell-properties fo:border="none"/>
      <style:map style:condition="cell-content()=&quot;Amazon&quot;" style:apply-style-name="Amazon" style:base-cell-address="'Juni 15'.G16"/>
      <style:map style:condition="cell-content()=&quot;Ausgehen&quot;" style:apply-style-name="Ausgehen" style:base-cell-address="'Juni 15'.G16"/>
      <style:map style:condition="cell-content()=&quot;Getränke&quot;" style:apply-style-name="Getränke" style:base-cell-address="'Juni 15'.G16"/>
      <style:map style:condition="cell-content()=&quot;Kaffee&quot;" style:apply-style-name="Kaffee" style:base-cell-address="'Juni 15'.G16"/>
      <style:map style:condition="cell-content()=&quot;Kleidung&quot;" style:apply-style-name="Kleidung" style:base-cell-address="'Juni 15'.G16"/>
      <style:map style:condition="cell-content()=&quot;Kosmetika&quot;" style:apply-style-name="Kosmetika" style:base-cell-address="'Juni 15'.G16"/>
      <style:map style:condition="cell-content()=&quot;Nahrung&quot;" style:apply-style-name="Nahrung" style:base-cell-address="'Juni 15'.G16"/>
      <style:map style:condition="cell-content()=&quot;Rechnungen&quot;" style:apply-style-name="Rechnungen" style:base-cell-address="'Juni 15'.G16"/>
      <style:map style:condition="cell-content()=&quot;Sonstiges&quot;" style:apply-style-name="Sonstiges" style:base-cell-address="'Juni 15'.G16"/>
      <style:map style:condition="cell-content()=&quot;Tabak&quot;" style:apply-style-name="Tabak" style:base-cell-address="'Juni 15'.G16"/>
      <style:map style:condition="cell-content()=&quot;Verkehr&quot;" style:apply-style-name="Verkehr" style:base-cell-address="'Juni 15'.G16"/>
      <style:map style:condition="cell-content()=&quot;Zucker&quot;" style:apply-style-name="Zucker" style:base-cell-address="'Juni 15'.G16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'Juni 15'.G17"/>
      <style:map style:condition="cell-content()=&quot;Ausgehen&quot;" style:apply-style-name="Ausgehen" style:base-cell-address="'Juni 15'.G17"/>
      <style:map style:condition="cell-content()=&quot;Getränke&quot;" style:apply-style-name="Getränke" style:base-cell-address="'Juni 15'.G17"/>
      <style:map style:condition="cell-content()=&quot;Kaffee&quot;" style:apply-style-name="Kaffee" style:base-cell-address="'Juni 15'.G17"/>
      <style:map style:condition="cell-content()=&quot;Kleidung&quot;" style:apply-style-name="Kleidung" style:base-cell-address="'Juni 15'.G17"/>
      <style:map style:condition="cell-content()=&quot;Kosmetika&quot;" style:apply-style-name="Kosmetika" style:base-cell-address="'Juni 15'.G17"/>
      <style:map style:condition="cell-content()=&quot;Nahrung&quot;" style:apply-style-name="Nahrung" style:base-cell-address="'Juni 15'.G17"/>
      <style:map style:condition="cell-content()=&quot;Rechnungen&quot;" style:apply-style-name="Rechnungen" style:base-cell-address="'Juni 15'.G17"/>
      <style:map style:condition="cell-content()=&quot;Sonstiges&quot;" style:apply-style-name="Sonstiges" style:base-cell-address="'Juni 15'.G17"/>
      <style:map style:condition="cell-content()=&quot;Tabak&quot;" style:apply-style-name="Tabak" style:base-cell-address="'Juni 15'.G17"/>
      <style:map style:condition="cell-content()=&quot;Verkehr&quot;" style:apply-style-name="Verkehr" style:base-cell-address="'Juni 15'.G17"/>
      <style:map style:condition="cell-content()=&quot;Zucker&quot;" style:apply-style-name="Zucker" style:base-cell-address="'Juni 15'.G17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'Juni 15'.G18"/>
      <style:map style:condition="cell-content()=&quot;Ausgehen&quot;" style:apply-style-name="Ausgehen" style:base-cell-address="'Juni 15'.G18"/>
      <style:map style:condition="cell-content()=&quot;Getränke&quot;" style:apply-style-name="Getränke" style:base-cell-address="'Juni 15'.G18"/>
      <style:map style:condition="cell-content()=&quot;Kaffee&quot;" style:apply-style-name="Kaffee" style:base-cell-address="'Juni 15'.G18"/>
      <style:map style:condition="cell-content()=&quot;Kleidung&quot;" style:apply-style-name="Kleidung" style:base-cell-address="'Juni 15'.G18"/>
      <style:map style:condition="cell-content()=&quot;Kosmetika&quot;" style:apply-style-name="Kosmetika" style:base-cell-address="'Juni 15'.G18"/>
      <style:map style:condition="cell-content()=&quot;Nahrung&quot;" style:apply-style-name="Nahrung" style:base-cell-address="'Juni 15'.G18"/>
      <style:map style:condition="cell-content()=&quot;Rechnungen&quot;" style:apply-style-name="Rechnungen" style:base-cell-address="'Juni 15'.G18"/>
      <style:map style:condition="cell-content()=&quot;Sonstiges&quot;" style:apply-style-name="Sonstiges" style:base-cell-address="'Juni 15'.G18"/>
      <style:map style:condition="cell-content()=&quot;Tabak&quot;" style:apply-style-name="Tabak" style:base-cell-address="'Juni 15'.G18"/>
      <style:map style:condition="cell-content()=&quot;Verkehr&quot;" style:apply-style-name="Verkehr" style:base-cell-address="'Juni 15'.G18"/>
      <style:map style:condition="cell-content()=&quot;Zucker&quot;" style:apply-style-name="Zucker" style:base-cell-address="'Juni 15'.G18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'Juni 15'.G19"/>
      <style:map style:condition="cell-content()=&quot;Ausgehen&quot;" style:apply-style-name="Ausgehen" style:base-cell-address="'Juni 15'.G19"/>
      <style:map style:condition="cell-content()=&quot;Getränke&quot;" style:apply-style-name="Getränke" style:base-cell-address="'Juni 15'.G19"/>
      <style:map style:condition="cell-content()=&quot;Kaffee&quot;" style:apply-style-name="Kaffee" style:base-cell-address="'Juni 15'.G19"/>
      <style:map style:condition="cell-content()=&quot;Kleidung&quot;" style:apply-style-name="Kleidung" style:base-cell-address="'Juni 15'.G19"/>
      <style:map style:condition="cell-content()=&quot;Kosmetika&quot;" style:apply-style-name="Kosmetika" style:base-cell-address="'Juni 15'.G19"/>
      <style:map style:condition="cell-content()=&quot;Nahrung&quot;" style:apply-style-name="Nahrung" style:base-cell-address="'Juni 15'.G19"/>
      <style:map style:condition="cell-content()=&quot;Rechnungen&quot;" style:apply-style-name="Rechnungen" style:base-cell-address="'Juni 15'.G19"/>
      <style:map style:condition="cell-content()=&quot;Sonstiges&quot;" style:apply-style-name="Sonstiges" style:base-cell-address="'Juni 15'.G19"/>
      <style:map style:condition="cell-content()=&quot;Tabak&quot;" style:apply-style-name="Tabak" style:base-cell-address="'Juni 15'.G19"/>
      <style:map style:condition="cell-content()=&quot;Verkehr&quot;" style:apply-style-name="Verkehr" style:base-cell-address="'Juni 15'.G19"/>
      <style:map style:condition="cell-content()=&quot;Zucker&quot;" style:apply-style-name="Zucker" style:base-cell-address="'Juni 15'.G19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19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29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0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31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32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33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34" style:family="table-cell" style:parent-style-name="Default">
      <style:table-cell-properties fo:border-bottom="0.99pt ridge #000000" fo:background-color="#eeeeee" fo:border-left="none" fo:border-right="0.99pt ridge #000000" fo:border-top="none"/>
    </style:style>
  </office:automatic-styles>
  <office:body>
    <office:spreadsheet>
      <table:content-validations>
        <table:content-validation table:name="val1" table:base-cell-address="Kategorien.D1">
          <table:error-message table:message-type="stop" table:display="true"/>
        </table:content-validation>
        <table:content-validation table:name="val2" table:base-cell-address="'Juni 15'.C1">
          <table:help-message table:display="true"/>
          <table:error-message table:message-type="stop" table:display="true"/>
        </table:content-validation>
        <table:content-validation table:name="val3" table:condition="of:cell-content-is-in-list(Category)" table:allow-empty-cell="true" table:display-list="unsorted" table:base-cell-address="'Juni 15'.D1">
          <table:error-message table:message-type="stop" table:display="true"/>
        </table:content-validation>
        <table:content-validation table:name="val4" table:condition="of:cell-content-is-in-list([$Kategorien.$A$1:.$A$15])" table:allow-empty-cell="true" table:display-list="unsorted" table:base-cell-address="'Juni 15'.G8">
          <table:error-message table:message-type="stop" table:display="true"/>
        </table:content-validation>
      </table:content-validations>
      <table:table table:name="Kategorien" table:style-name="ta1">
        <table:table-column table:style-name="co1" table:default-cell-style-name="Nahrung"/>
        <table:table-row table:style-name="ro1">
          <table:table-cell office:value-type="string" calcext:value-type="string">
            <text:p>Nahrung</text:p>
          </table:table-cell>
        </table:table-row>
        <table:table-row table:style-name="ro1">
          <table:table-cell table:style-name="Zucker" office:value-type="string" calcext:value-type="string">
            <text:p>Zucker</text:p>
          </table:table-cell>
        </table:table-row>
        <table:table-row table:style-name="ro1">
          <table:table-cell table:style-name="Kaffee" office:value-type="string" calcext:value-type="string">
            <text:p>Kaffee</text:p>
          </table:table-cell>
        </table:table-row>
        <table:table-row table:style-name="ro1">
          <table:table-cell table:style-name="Getränke" office:value-type="string" calcext:value-type="string">
            <text:p>Getränke</text:p>
          </table:table-cell>
        </table:table-row>
        <table:table-row table:style-name="ro1">
          <table:table-cell table:style-name="Tabak" office:value-type="string" calcext:value-type="string">
            <text:p>Tabak</text:p>
          </table:table-cell>
        </table:table-row>
        <table:table-row table:style-name="ro1">
          <table:table-cell table:style-name="Kosmetika" office:value-type="string" calcext:value-type="string">
            <text:p>Kosmetika</text:p>
          </table:table-cell>
        </table:table-row>
        <table:table-row table:style-name="ro1">
          <table:table-cell table:style-name="Verkehr" office:value-type="string" calcext:value-type="string">
            <text:p>Verkehr</text:p>
          </table:table-cell>
        </table:table-row>
        <table:table-row table:style-name="ro1">
          <table:table-cell table:style-name="Ausgehen" office:value-type="string" calcext:value-type="string">
            <text:p>Ausgehen</text:p>
          </table:table-cell>
        </table:table-row>
        <table:table-row table:style-name="ro1">
          <table:table-cell table:style-name="Kleidung" office:value-type="string" calcext:value-type="string">
            <text:p>Kleidung</text:p>
          </table:table-cell>
        </table:table-row>
        <table:table-row table:style-name="ro1">
          <table:table-cell table:style-name="Amazon" office:value-type="string" calcext:value-type="string">
            <text:p>Amazon</text:p>
          </table:table-cell>
        </table:table-row>
        <table:table-row table:style-name="ro1">
          <table:table-cell table:style-name="Rechnungen" office:value-type="string" calcext:value-type="string">
            <text:p>Rechnungen</text:p>
          </table:table-cell>
        </table:table-row>
        <table:table-row table:style-name="ro1">
          <table:table-cell table:style-name="Sonstiges" office:value-type="string" calcext:value-type="string">
            <text:p>Sonstiges</text:p>
          </table:table-cell>
        </table:table-row>
      </table:table>
      <table:table table:name="Juni 1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Datum</text:p>
          </table:table-cell>
          <table:table-cell table:style-name="ce1"/>
          <table:table-cell table:style-name="ce1" table:content-validation-name="val2" office:value-type="string" calcext:value-type="string">
            <text:p>Betrag</text:p>
          </table:table-cell>
          <table:table-cell table:style-name="ce2" table:content-validation-name="val3" office:value-type="string" calcext:value-type="string">
            <text:p>Kategorie</text:p>
          </table:table-cell>
          <table:table-cell table:style-name="ce4" table:number-columns-repeated="3"/>
          <table:table-cell table:style-name="ce4" table:content-validation-name="val1"/>
          <table:table-cell table:style-name="ce4"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7.5" calcext:value-type="float">
            <text:p>7.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Betrag)" office:value-type="float" office:value="994.81" calcext:value-type="float">
            <text:p>994.81</text:p>
          </table:table-cell>
          <table:table-cell/>
          <table:table-cell table:style-name="ce28" office:value-type="string" calcext:value-type="string">
            <text:p>01.06:</text:p>
          </table:table-cell>
          <table:table-cell table:style-name="ce31" table:formula="of:=SUMIF([.A1:.A65536];&quot;01.06.2015&quot;;[.C1:.C65536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02.06:</text:p>
          </table:table-cell>
          <table:table-cell table:style-name="ce32" table:formula="of:=SUMIF([.A1:.A65536];&quot;02.06.2015&quot;;[.C1:.C65536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29" office:value-type="string" calcext:value-type="string">
            <text:p>03.06:</text:p>
          </table:table-cell>
          <table:table-cell table:style-name="ce33" table:formula="of:=SUMIF([.A1:.A65536];&quot;03.06.2015&quot;;[.C1:.C65536])" office:value-type="float" office:value="4.3" calcext:value-type="float">
            <text:p>4.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2" office:value-type="float" office:value="27" calcext:value-type="float">
            <text:p>27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04.06:</text:p>
          </table:table-cell>
          <table:table-cell table:style-name="ce33" table:formula="of:=SUMIF([.A1:.A65536];&quot;04.06.2015&quot;;[.C1:.C65536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2" office:value-type="float" office:value="86.07" calcext:value-type="float">
            <text:p>86.07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2"/>
          <table:table-cell table:style-name="ce5" table:content-validation-name="val4" office:value-type="string" calcext:value-type="string">
            <text:p>Rechnungen</text:p>
          </table:table-cell>
          <table:table-cell table:style-name="ce17" table:content-validation-name="val1" table:formula="of:=SUMIF([.D2:.D65526];&quot;Rechnungen&quot;;[.C2:.C65526])" office:value-type="float" office:value="512.72" calcext:value-type="float">
            <text:p>512.72</text:p>
          </table:table-cell>
          <table:table-cell/>
          <table:table-cell table:style-name="ce29" office:value-type="string" calcext:value-type="string">
            <text:p>05.06:</text:p>
          </table:table-cell>
          <table:table-cell table:style-name="ce32" table:formula="of:=SUMIF([.A1:.A65536];&quot;05.06.2015&quot;;[.C1:.C65536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6" table:content-validation-name="val4" office:value-type="string" calcext:value-type="string">
            <text:p>Verkehr</text:p>
          </table:table-cell>
          <table:table-cell table:style-name="ce18" table:content-validation-name="val1" table:formula="of:=SUMIF([.D2:.D65538];&quot;Verkehr&quot;;[.C2:.C65538])" office:value-type="float" office:value="27" calcext:value-type="float">
            <text:p>27</text:p>
          </table:table-cell>
          <table:table-cell/>
          <table:table-cell table:style-name="ce29" office:value-type="string" calcext:value-type="string">
            <text:p>06.06:</text:p>
          </table:table-cell>
          <table:table-cell table:style-name="ce33" table:formula="of:=SUMIF([.A1:.A65536];&quot;06.06.2015&quot;;[.C1:.C65536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7" table:content-validation-name="val4" office:value-type="string" calcext:value-type="string">
            <text:p>Ausgehen</text:p>
          </table:table-cell>
          <table:table-cell table:style-name="ce19" table:content-validation-name="val1" table:formula="of:=SUMIF([.D2:.D65538];&quot;Ausgehen&quot;;[.C2:.C65538])" office:value-type="float" office:value="126.45" calcext:value-type="float">
            <text:p>126.45</text:p>
          </table:table-cell>
          <table:table-cell/>
          <table:table-cell table:style-name="ce29" office:value-type="string" calcext:value-type="string">
            <text:p>07.06:</text:p>
          </table:table-cell>
          <table:table-cell table:style-name="ce33" table:formula="of:=SUMIF([.A1:.A65536];&quot;07.06.2015&quot;;[.C1:.C65536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8" table:content-validation-name="val4" office:value-type="string" calcext:value-type="string">
            <text:p>Nahrung</text:p>
          </table:table-cell>
          <table:table-cell table:style-name="ce20" table:content-validation-name="val1" table:formula="of:=SUMIF([.D2:.D65546];&quot;Nahrung&quot;;[.C2:.C65546])" office:value-type="float" office:value="144.1" calcext:value-type="float">
            <text:p>144.1</text:p>
          </table:table-cell>
          <table:table-cell/>
          <table:table-cell table:style-name="ce29" office:value-type="string" calcext:value-type="string">
            <text:p>08.06:</text:p>
          </table:table-cell>
          <table:table-cell table:style-name="ce32" table:formula="of:=SUMIF([.A1:.A65536];&quot;08.06.2015&quot;;[.C1:.C65536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9" table:content-validation-name="val4" office:value-type="string" calcext:value-type="string">
            <text:p>Zucker</text:p>
          </table:table-cell>
          <table:table-cell table:style-name="ce21" table:content-validation-name="val1" table:formula="of:=SUMIF([.D2:.D65545];&quot;Zucker&quot;;[.C2:.C65545])" office:value-type="float" office:value="31.77" calcext:value-type="float">
            <text:p>31.77</text:p>
          </table:table-cell>
          <table:table-cell/>
          <table:table-cell table:style-name="ce29" office:value-type="string" calcext:value-type="string">
            <text:p>09.06:</text:p>
          </table:table-cell>
          <table:table-cell table:style-name="ce32" table:formula="of:=SUMIF([.A1:.A65536];&quot;09.06.2015&quot;;[.C1:.C65536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2"/>
          <table:table-cell table:style-name="ce10" table:content-validation-name="val4" office:value-type="string" calcext:value-type="string">
            <text:p>Getränke</text:p>
          </table:table-cell>
          <table:table-cell table:style-name="ce22" table:content-validation-name="val1" table:formula="of:=SUMIF([.D2:.D65536];&quot;Getränke&quot;;[.C2:.C65536])" office:value-type="float" office:value="22.11" calcext:value-type="float">
            <text:p>22.11</text:p>
          </table:table-cell>
          <table:table-cell/>
          <table:table-cell table:style-name="ce29" office:value-type="string" calcext:value-type="string">
            <text:p>10.06:</text:p>
          </table:table-cell>
          <table:table-cell table:style-name="ce32" table:formula="of:=SUMIF([.A1:.A65536];&quot;10.06.2015&quot;;[.C1:.C65536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1" table:content-validation-name="val4" office:value-type="string" calcext:value-type="string">
            <text:p>Kaffee</text:p>
          </table:table-cell>
          <table:table-cell table:style-name="ce23" table:content-validation-name="val1" table:formula="of:=SUMIF([.D2:.D65538];&quot;Kaffee&quot;;[.C2:.C65538])" office:value-type="float" office:value="7.76" calcext:value-type="float">
            <text:p>7.76</text:p>
          </table:table-cell>
          <table:table-cell/>
          <table:table-cell table:style-name="ce29" office:value-type="string" calcext:value-type="string">
            <text:p>11.06:</text:p>
          </table:table-cell>
          <table:table-cell table:style-name="ce32" table:formula="of:=SUMIF([.A1:.A65536];&quot;11.06.2015&quot;;[.C1:.C65536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2" table:content-validation-name="val4" office:value-type="string" calcext:value-type="string">
            <text:p>Kosmetika</text:p>
          </table:table-cell>
          <table:table-cell table:style-name="ce24" table:content-validation-name="val1" table:formula="of:=SUMIF([.D2:.D65536];&quot;Kosmetika&quot;;[.C2:.C65536])" office:value-type="float" office:value="31.37" calcext:value-type="float">
            <text:p>31.37</text:p>
          </table:table-cell>
          <table:table-cell/>
          <table:table-cell table:style-name="ce29" office:value-type="string" calcext:value-type="string">
            <text:p>12.06:</text:p>
          </table:table-cell>
          <table:table-cell table:style-name="ce32" table:formula="of:=SUMIF([.A1:.A65536];&quot;12.06.2015&quot;;[.C1:.C65536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3" table:content-validation-name="val4" office:value-type="string" calcext:value-type="string">
            <text:p>Tabak</text:p>
          </table:table-cell>
          <table:table-cell table:style-name="ce25" table:content-validation-name="val1" table:formula="of:=SUMIF([.D2:.D65535];&quot;Tabak&quot;;[.C2:.C65535])" office:value-type="float" office:value="31.85" calcext:value-type="float">
            <text:p>31.85</text:p>
          </table:table-cell>
          <table:table-cell/>
          <table:table-cell table:style-name="ce29" office:value-type="string" calcext:value-type="string">
            <text:p>13.06:</text:p>
          </table:table-cell>
          <table:table-cell table:style-name="ce32" table:formula="of:=SUMIF([.A1:.A65536];&quot;13.06.2015&quot;;[.C1:.C65536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4" table:content-validation-name="val4" office:value-type="string" calcext:value-type="string">
            <text:p>Kleidung</text:p>
          </table:table-cell>
          <table:table-cell table:style-name="ce26" table:content-validation-name="val1" table:formula="of:=SUMIF([.D2:.D65535];&quot;Kleidung&quot;;[.C2:.C65535])" office:value-type="float" office:value="39.95" calcext:value-type="float">
            <text:p>39.95</text:p>
          </table:table-cell>
          <table:table-cell/>
          <table:table-cell table:style-name="ce29" office:value-type="string" calcext:value-type="string">
            <text:p>14.06:</text:p>
          </table:table-cell>
          <table:table-cell table:style-name="ce32" table:formula="of:=SUMIF([.A1:.A65536];&quot;14.06.2015&quot;;[.C1:.C65536]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2"/>
          <table:table-cell table:style-name="ce15" table:content-validation-name="val4" office:value-type="string" calcext:value-type="string">
            <text:p>Amazon</text:p>
          </table:table-cell>
          <table:table-cell table:style-name="ce27" table:content-validation-name="val1" table:formula="of:=SUMIF([.D2:.D65535];&quot;Amazon&quot;;[.C2:.C65535])" office:value-type="float" office:value="12.8" calcext:value-type="float">
            <text:p>12.8</text:p>
          </table:table-cell>
          <table:table-cell/>
          <table:table-cell table:style-name="ce29" office:value-type="string" calcext:value-type="string">
            <text:p>15.06:</text:p>
          </table:table-cell>
          <table:table-cell table:style-name="ce32" table:formula="of:=SUMIF([.A1:.A65536];&quot;15.06.2015&quot;;[.C1:.C65536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2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2"/>
          <table:table-cell table:style-name="ce16" table:content-validation-name="val4" office:value-type="string" calcext:value-type="string">
            <text:p>Sonstiges</text:p>
          </table:table-cell>
          <table:table-cell table:style-name="ce27" table:content-validation-name="val1" table:formula="of:=SUMIF([.D2:.D65534];&quot;Sonstiges&quot;;[.C2:.C65534])" office:value-type="float" office:value="6.93" calcext:value-type="float">
            <text:p>6.93</text:p>
          </table:table-cell>
          <table:table-cell/>
          <table:table-cell table:style-name="ce29" office:value-type="string" calcext:value-type="string">
            <text:p>16.06:</text:p>
          </table:table-cell>
          <table:table-cell table:style-name="ce32" table:formula="of:=SUMIF([.A1:.A65536];&quot;16.06.2015&quot;;[.C1:.C65536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2"/>
          <table:table-cell table:content-validation-name="val4"/>
          <table:table-cell table:content-validation-name="val1"/>
          <table:table-cell/>
          <table:table-cell table:style-name="ce29" office:value-type="string" calcext:value-type="string">
            <text:p>17.06:</text:p>
          </table:table-cell>
          <table:table-cell table:style-name="ce32" table:formula="of:=SUMIF([.A1:.A65536];&quot;17.06.2015&quot;;[.C1:.C65536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18.06:</text:p>
          </table:table-cell>
          <table:table-cell table:style-name="ce32" table:formula="of:=SUMIF([.A1:.A65536];&quot;18.06.2015&quot;;[.C1:.C65536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3.46" calcext:value-type="float">
            <text:p>-3.46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19.06:</text:p>
          </table:table-cell>
          <table:table-cell table:style-name="ce32" table:formula="of:=SUMIF([.A1:.A65536];&quot;19.06.2015&quot;;[.C1:.C65536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0.06:</text:p>
          </table:table-cell>
          <table:table-cell table:style-name="ce32" table:formula="of:=SUMIF([.A1:.A65536];&quot;20.06.2015&quot;;[.C1:.C65536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2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1.06:</text:p>
          </table:table-cell>
          <table:table-cell table:style-name="ce32" table:formula="of:=SUMIF([.A1:.A65536];&quot;21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2.06:</text:p>
          </table:table-cell>
          <table:table-cell table:style-name="ce32" table:formula="of:=SUMIF([.A1:.A65536];&quot;22.06.2015&quot;;[.C1:.C65536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3.06:</text:p>
          </table:table-cell>
          <table:table-cell table:style-name="ce32" table:formula="of:=SUMIF([.A1:.A65536];&quot;23.06.2015&quot;;[.C1:.C65536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4.06:</text:p>
          </table:table-cell>
          <table:table-cell table:style-name="ce32" table:formula="of:=SUMIF([.A1:.A65536];&quot;24.06.2015&quot;;[.C1:.C65536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5.06:</text:p>
          </table:table-cell>
          <table:table-cell table:style-name="ce32" table:formula="of:=SUMIF([.A1:.A65536];&quot;25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6.06:</text:p>
          </table:table-cell>
          <table:table-cell table:style-name="ce32" table:formula="of:=SUMIF([.A1:.A65536];&quot;26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2.5" calcext:value-type="float">
            <text:p>-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7.06:</text:p>
          </table:table-cell>
          <table:table-cell table:style-name="ce32" table:formula="of:=SUMIF([.A1:.A65536];&quot;27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8.06:</text:p>
          </table:table-cell>
          <table:table-cell table:style-name="ce32" table:formula="of:=SUMIF([.A1:.A65536];&quot;28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29" office:value-type="string" calcext:value-type="string">
            <text:p>29.06:</text:p>
          </table:table-cell>
          <table:table-cell table:style-name="ce32" table:formula="of:=SUMIF([.A1:.A65536];&quot;29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0" office:value-type="string" calcext:value-type="string">
            <text:p>30.06:</text:p>
          </table:table-cell>
          <table:table-cell table:style-name="ce34" table:formula="of:=SUMIF([.A1:.A65536];&quot;30.06.2015&quot;;[.C1:.C65536])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2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2" office:value-type="float" office:value="52.65" calcext:value-type="float">
            <text:p>52.6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2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2" office:value-type="float" office:value="12.8" calcext:value-type="float">
            <text:p>12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2" office:value-type="float" office:value="5" calcext:value-type="float">
            <text:p>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2" office:value-type="float" office:value="27.35" calcext:value-type="float">
            <text:p>27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2" office:value-type="float" office:value="39.95" calcext:value-type="float">
            <text:p>39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2" office:value-type="float" office:value="28.85" calcext:value-type="float">
            <text:p>28.8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2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2" office:value-type="float" office:value="32" calcext:value-type="float">
            <text:p>3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6.75" calcext:value-type="float">
            <text:p>6.7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2" office:value-type="float" office:value="0.17" calcext:value-type="float">
            <text:p>0.1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2" office:value-type="float" office:value="15" calcext:value-type="float">
            <text:p>15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2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2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64" calcext:value-type="float">
            <text:p>0.6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.48" calcext:value-type="float">
            <text:p>-2.4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2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2" office:value-type="float" office:value="1.16" calcext:value-type="float">
            <text:p>1.1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9.6" calcext:value-type="float">
            <text:p>9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2" office:value-type="float" office:value="10" calcext:value-type="float">
            <text:p>10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2" office:value-type="float" office:value="5.9" calcext:value-type="float">
            <text:p>5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2" office:value-type="float" office:value="7" calcext:value-type="float">
            <text:p>7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15" calcext:value-type="float">
            <text:p>0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2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2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0.75" calcext:value-type="float">
            <text:p>-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2" office:value-type="float" office:value="8" calcext:value-type="float">
            <text:p>8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1.03" calcext:value-type="float">
            <text:p>1.0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2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2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2" office:value-type="float" office:value="-1" calcext:value-type="float">
            <text:p>-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2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2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2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2" office:value-type="float" office:value="3.59" calcext:value-type="float">
            <text:p>3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2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2" office:value-type="float" office:value="4.2" calcext:value-type="float">
            <text:p>4.2</text:p>
          </table:table-cell>
          <table:table-cell table:style-name="Default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2" office:value-type="float" office:value="35" calcext:value-type="float">
            <text:p>35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2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2" office:value-type="float" office:value="2.58" calcext:value-type="float">
            <text:p>2.5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2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84" calcext:value-type="float">
            <text:p>0.8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2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2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2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5" calcext:value-type="float">
            <text:p>0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-2" calcext:value-type="float">
            <text:p>-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2" office:value-type="float" office:value="0.57" calcext:value-type="float">
            <text:p>0.5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2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9" calcext:value-type="float">
            <text:p>11.9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2" office:value-type="float" office:value="-2.4" calcext:value-type="float">
            <text:p>-2.4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2" office:value-type="float" office:value="1.27" calcext:value-type="float">
            <text:p>1.2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2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2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2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4" calcext:value-type="float">
            <text:p>0.24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2" office:value-type="float" office:value="0.44" calcext:value-type="float">
            <text:p>0.4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2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2" office:value-type="float" office:value="0.9" calcext:value-type="float">
            <text:p>0.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2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2" office:value-type="float" office:value="11.95" calcext:value-type="float">
            <text:p>1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2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2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2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2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2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2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content-validation-name="val1"/>
          <table:table-cell table:number-columns-repeated="1016"/>
        </table:table-row>
        <table:table-row table:style-name="ro1" table:number-rows-repeated="1048350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table:table-row table:style-name="ro1">
          <table:table-cell table:content-validation-name="val1"/>
          <table:table-cell/>
          <table:table-cell table:content-validation-name="val2"/>
          <table:table-cell table:content-validation-name="val3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6:'Juni 15'.D1048576 'Juni 15'.D2:'Juni 15'.D175 'Juni 15'.D177:'Juni 15'.D224">
            <calcext:condition calcext:apply-style-name="Amazon" calcext:value="=&quot;Amazon&quot;" calcext:base-cell-address="'Juni 15'.D2"/>
            <calcext:condition calcext:apply-style-name="Ausgehen" calcext:value="=&quot;Ausgehen&quot;" calcext:base-cell-address="'Juni 15'.D2"/>
            <calcext:condition calcext:apply-style-name="Getränke" calcext:value="=&quot;Getränke&quot;" calcext:base-cell-address="'Juni 15'.D2"/>
            <calcext:condition calcext:apply-style-name="Kaffee" calcext:value="=&quot;Kaffee&quot;" calcext:base-cell-address="'Juni 15'.D2"/>
            <calcext:condition calcext:apply-style-name="Kleidung" calcext:value="=&quot;Kleidung&quot;" calcext:base-cell-address="'Juni 15'.D2"/>
            <calcext:condition calcext:apply-style-name="Kosmetika" calcext:value="=&quot;Kosmetika&quot;" calcext:base-cell-address="'Juni 15'.D2"/>
            <calcext:condition calcext:apply-style-name="Nahrung" calcext:value="=&quot;Nahrung&quot;" calcext:base-cell-address="'Juni 15'.D2"/>
            <calcext:condition calcext:apply-style-name="Rechnungen" calcext:value="=&quot;Rechnungen&quot;" calcext:base-cell-address="'Juni 15'.D2"/>
            <calcext:condition calcext:apply-style-name="Sonstiges" calcext:value="=&quot;Sonstiges&quot;" calcext:base-cell-address="'Juni 15'.D2"/>
            <calcext:condition calcext:apply-style-name="Tabak" calcext:value="=&quot;Tabak&quot;" calcext:base-cell-address="'Juni 15'.D2"/>
            <calcext:condition calcext:apply-style-name="Verkehr" calcext:value="=&quot;Verkehr&quot;" calcext:base-cell-address="'Juni 15'.D2"/>
            <calcext:condition calcext:apply-style-name="Zucker" calcext:value="=&quot;Zucker&quot;" calcext:base-cell-address="'Juni 15'.D2"/>
          </calcext:conditional-format>
          <calcext:conditional-format calcext:target-range-address="'Juni 15'.G8:'Juni 15'.G8">
            <calcext:condition calcext:apply-style-name="Amazon" calcext:value="=&quot;Amazon&quot;" calcext:base-cell-address="'Juni 15'.G8"/>
            <calcext:condition calcext:apply-style-name="Ausgehen" calcext:value="=&quot;Ausgehen&quot;" calcext:base-cell-address="'Juni 15'.G8"/>
            <calcext:condition calcext:apply-style-name="Getränke" calcext:value="=&quot;Getränke&quot;" calcext:base-cell-address="'Juni 15'.G8"/>
            <calcext:condition calcext:apply-style-name="Kaffee" calcext:value="=&quot;Kaffee&quot;" calcext:base-cell-address="'Juni 15'.G8"/>
            <calcext:condition calcext:apply-style-name="Kleidung" calcext:value="=&quot;Kleidung&quot;" calcext:base-cell-address="'Juni 15'.G8"/>
            <calcext:condition calcext:apply-style-name="Kosmetika" calcext:value="=&quot;Kosmetika&quot;" calcext:base-cell-address="'Juni 15'.G8"/>
            <calcext:condition calcext:apply-style-name="Nahrung" calcext:value="=&quot;Nahrung&quot;" calcext:base-cell-address="'Juni 15'.G8"/>
            <calcext:condition calcext:apply-style-name="Rechnungen" calcext:value="=&quot;Rechnungen&quot;" calcext:base-cell-address="'Juni 15'.G8"/>
            <calcext:condition calcext:apply-style-name="Sonstiges" calcext:value="=&quot;Sonstiges&quot;" calcext:base-cell-address="'Juni 15'.G8"/>
            <calcext:condition calcext:apply-style-name="Tabak" calcext:value="=&quot;Tabak&quot;" calcext:base-cell-address="'Juni 15'.G8"/>
            <calcext:condition calcext:apply-style-name="Verkehr" calcext:value="=&quot;Verkehr&quot;" calcext:base-cell-address="'Juni 15'.G8"/>
            <calcext:condition calcext:apply-style-name="Zucker" calcext:value="=&quot;Zucker&quot;" calcext:base-cell-address="'Juni 15'.G8"/>
          </calcext:conditional-format>
          <calcext:conditional-format calcext:target-range-address="'Juni 15'.G9:'Juni 15'.G9">
            <calcext:condition calcext:apply-style-name="Amazon" calcext:value="=&quot;Amazon&quot;" calcext:base-cell-address="'Juni 15'.G9"/>
            <calcext:condition calcext:apply-style-name="Ausgehen" calcext:value="=&quot;Ausgehen&quot;" calcext:base-cell-address="'Juni 15'.G9"/>
            <calcext:condition calcext:apply-style-name="Getränke" calcext:value="=&quot;Getränke&quot;" calcext:base-cell-address="'Juni 15'.G9"/>
            <calcext:condition calcext:apply-style-name="Kaffee" calcext:value="=&quot;Kaffee&quot;" calcext:base-cell-address="'Juni 15'.G9"/>
            <calcext:condition calcext:apply-style-name="Kleidung" calcext:value="=&quot;Kleidung&quot;" calcext:base-cell-address="'Juni 15'.G9"/>
            <calcext:condition calcext:apply-style-name="Kosmetika" calcext:value="=&quot;Kosmetika&quot;" calcext:base-cell-address="'Juni 15'.G9"/>
            <calcext:condition calcext:apply-style-name="Nahrung" calcext:value="=&quot;Nahrung&quot;" calcext:base-cell-address="'Juni 15'.G9"/>
            <calcext:condition calcext:apply-style-name="Rechnungen" calcext:value="=&quot;Rechnungen&quot;" calcext:base-cell-address="'Juni 15'.G9"/>
            <calcext:condition calcext:apply-style-name="Sonstiges" calcext:value="=&quot;Sonstiges&quot;" calcext:base-cell-address="'Juni 15'.G9"/>
            <calcext:condition calcext:apply-style-name="Tabak" calcext:value="=&quot;Tabak&quot;" calcext:base-cell-address="'Juni 15'.G9"/>
            <calcext:condition calcext:apply-style-name="Verkehr" calcext:value="=&quot;Verkehr&quot;" calcext:base-cell-address="'Juni 15'.G9"/>
            <calcext:condition calcext:apply-style-name="Zucker" calcext:value="=&quot;Zucker&quot;" calcext:base-cell-address="'Juni 15'.G9"/>
          </calcext:conditional-format>
          <calcext:conditional-format calcext:target-range-address="'Juni 15'.G10:'Juni 15'.G10">
            <calcext:condition calcext:apply-style-name="Amazon" calcext:value="=&quot;Amazon&quot;" calcext:base-cell-address="'Juni 15'.G10"/>
            <calcext:condition calcext:apply-style-name="Ausgehen" calcext:value="=&quot;Ausgehen&quot;" calcext:base-cell-address="'Juni 15'.G10"/>
            <calcext:condition calcext:apply-style-name="Getränke" calcext:value="=&quot;Getränke&quot;" calcext:base-cell-address="'Juni 15'.G10"/>
            <calcext:condition calcext:apply-style-name="Kaffee" calcext:value="=&quot;Kaffee&quot;" calcext:base-cell-address="'Juni 15'.G10"/>
            <calcext:condition calcext:apply-style-name="Kleidung" calcext:value="=&quot;Kleidung&quot;" calcext:base-cell-address="'Juni 15'.G10"/>
            <calcext:condition calcext:apply-style-name="Kosmetika" calcext:value="=&quot;Kosmetika&quot;" calcext:base-cell-address="'Juni 15'.G10"/>
            <calcext:condition calcext:apply-style-name="Nahrung" calcext:value="=&quot;Nahrung&quot;" calcext:base-cell-address="'Juni 15'.G10"/>
            <calcext:condition calcext:apply-style-name="Rechnungen" calcext:value="=&quot;Rechnungen&quot;" calcext:base-cell-address="'Juni 15'.G10"/>
            <calcext:condition calcext:apply-style-name="Sonstiges" calcext:value="=&quot;Sonstiges&quot;" calcext:base-cell-address="'Juni 15'.G10"/>
            <calcext:condition calcext:apply-style-name="Tabak" calcext:value="=&quot;Tabak&quot;" calcext:base-cell-address="'Juni 15'.G10"/>
            <calcext:condition calcext:apply-style-name="Verkehr" calcext:value="=&quot;Verkehr&quot;" calcext:base-cell-address="'Juni 15'.G10"/>
            <calcext:condition calcext:apply-style-name="Zucker" calcext:value="=&quot;Zucker&quot;" calcext:base-cell-address="'Juni 15'.G10"/>
          </calcext:conditional-format>
          <calcext:conditional-format calcext:target-range-address="'Juni 15'.G11:'Juni 15'.G11">
            <calcext:condition calcext:apply-style-name="Amazon" calcext:value="=&quot;Amazon&quot;" calcext:base-cell-address="'Juni 15'.G11"/>
            <calcext:condition calcext:apply-style-name="Ausgehen" calcext:value="=&quot;Ausgehen&quot;" calcext:base-cell-address="'Juni 15'.G11"/>
            <calcext:condition calcext:apply-style-name="Getränke" calcext:value="=&quot;Getränke&quot;" calcext:base-cell-address="'Juni 15'.G11"/>
            <calcext:condition calcext:apply-style-name="Kaffee" calcext:value="=&quot;Kaffee&quot;" calcext:base-cell-address="'Juni 15'.G11"/>
            <calcext:condition calcext:apply-style-name="Kleidung" calcext:value="=&quot;Kleidung&quot;" calcext:base-cell-address="'Juni 15'.G11"/>
            <calcext:condition calcext:apply-style-name="Kosmetika" calcext:value="=&quot;Kosmetika&quot;" calcext:base-cell-address="'Juni 15'.G11"/>
            <calcext:condition calcext:apply-style-name="Nahrung" calcext:value="=&quot;Nahrung&quot;" calcext:base-cell-address="'Juni 15'.G11"/>
            <calcext:condition calcext:apply-style-name="Rechnungen" calcext:value="=&quot;Rechnungen&quot;" calcext:base-cell-address="'Juni 15'.G11"/>
            <calcext:condition calcext:apply-style-name="Sonstiges" calcext:value="=&quot;Sonstiges&quot;" calcext:base-cell-address="'Juni 15'.G11"/>
            <calcext:condition calcext:apply-style-name="Tabak" calcext:value="=&quot;Tabak&quot;" calcext:base-cell-address="'Juni 15'.G11"/>
            <calcext:condition calcext:apply-style-name="Verkehr" calcext:value="=&quot;Verkehr&quot;" calcext:base-cell-address="'Juni 15'.G11"/>
            <calcext:condition calcext:apply-style-name="Zucker" calcext:value="=&quot;Zucker&quot;" calcext:base-cell-address="'Juni 15'.G11"/>
          </calcext:conditional-format>
          <calcext:conditional-format calcext:target-range-address="'Juni 15'.G12:'Juni 15'.G12">
            <calcext:condition calcext:apply-style-name="Amazon" calcext:value="=&quot;Amazon&quot;" calcext:base-cell-address="'Juni 15'.G12"/>
            <calcext:condition calcext:apply-style-name="Ausgehen" calcext:value="=&quot;Ausgehen&quot;" calcext:base-cell-address="'Juni 15'.G12"/>
            <calcext:condition calcext:apply-style-name="Getränke" calcext:value="=&quot;Getränke&quot;" calcext:base-cell-address="'Juni 15'.G12"/>
            <calcext:condition calcext:apply-style-name="Kaffee" calcext:value="=&quot;Kaffee&quot;" calcext:base-cell-address="'Juni 15'.G12"/>
            <calcext:condition calcext:apply-style-name="Kleidung" calcext:value="=&quot;Kleidung&quot;" calcext:base-cell-address="'Juni 15'.G12"/>
            <calcext:condition calcext:apply-style-name="Kosmetika" calcext:value="=&quot;Kosmetika&quot;" calcext:base-cell-address="'Juni 15'.G12"/>
            <calcext:condition calcext:apply-style-name="Nahrung" calcext:value="=&quot;Nahrung&quot;" calcext:base-cell-address="'Juni 15'.G12"/>
            <calcext:condition calcext:apply-style-name="Rechnungen" calcext:value="=&quot;Rechnungen&quot;" calcext:base-cell-address="'Juni 15'.G12"/>
            <calcext:condition calcext:apply-style-name="Sonstiges" calcext:value="=&quot;Sonstiges&quot;" calcext:base-cell-address="'Juni 15'.G12"/>
            <calcext:condition calcext:apply-style-name="Tabak" calcext:value="=&quot;Tabak&quot;" calcext:base-cell-address="'Juni 15'.G12"/>
            <calcext:condition calcext:apply-style-name="Verkehr" calcext:value="=&quot;Verkehr&quot;" calcext:base-cell-address="'Juni 15'.G12"/>
            <calcext:condition calcext:apply-style-name="Zucker" calcext:value="=&quot;Zucker&quot;" calcext:base-cell-address="'Juni 15'.G12"/>
          </calcext:conditional-format>
          <calcext:conditional-format calcext:target-range-address="'Juni 15'.G13:'Juni 15'.G13">
            <calcext:condition calcext:apply-style-name="Amazon" calcext:value="=&quot;Amazon&quot;" calcext:base-cell-address="'Juni 15'.G13"/>
            <calcext:condition calcext:apply-style-name="Ausgehen" calcext:value="=&quot;Ausgehen&quot;" calcext:base-cell-address="'Juni 15'.G13"/>
            <calcext:condition calcext:apply-style-name="Getränke" calcext:value="=&quot;Getränke&quot;" calcext:base-cell-address="'Juni 15'.G13"/>
            <calcext:condition calcext:apply-style-name="Kaffee" calcext:value="=&quot;Kaffee&quot;" calcext:base-cell-address="'Juni 15'.G13"/>
            <calcext:condition calcext:apply-style-name="Kleidung" calcext:value="=&quot;Kleidung&quot;" calcext:base-cell-address="'Juni 15'.G13"/>
            <calcext:condition calcext:apply-style-name="Kosmetika" calcext:value="=&quot;Kosmetika&quot;" calcext:base-cell-address="'Juni 15'.G13"/>
            <calcext:condition calcext:apply-style-name="Nahrung" calcext:value="=&quot;Nahrung&quot;" calcext:base-cell-address="'Juni 15'.G13"/>
            <calcext:condition calcext:apply-style-name="Rechnungen" calcext:value="=&quot;Rechnungen&quot;" calcext:base-cell-address="'Juni 15'.G13"/>
            <calcext:condition calcext:apply-style-name="Sonstiges" calcext:value="=&quot;Sonstiges&quot;" calcext:base-cell-address="'Juni 15'.G13"/>
            <calcext:condition calcext:apply-style-name="Tabak" calcext:value="=&quot;Tabak&quot;" calcext:base-cell-address="'Juni 15'.G13"/>
            <calcext:condition calcext:apply-style-name="Verkehr" calcext:value="=&quot;Verkehr&quot;" calcext:base-cell-address="'Juni 15'.G13"/>
            <calcext:condition calcext:apply-style-name="Zucker" calcext:value="=&quot;Zucker&quot;" calcext:base-cell-address="'Juni 15'.G13"/>
          </calcext:conditional-format>
          <calcext:conditional-format calcext:target-range-address="'Juni 15'.G14:'Juni 15'.G14">
            <calcext:condition calcext:apply-style-name="Amazon" calcext:value="=&quot;Amazon&quot;" calcext:base-cell-address="'Juni 15'.G14"/>
            <calcext:condition calcext:apply-style-name="Ausgehen" calcext:value="=&quot;Ausgehen&quot;" calcext:base-cell-address="'Juni 15'.G14"/>
            <calcext:condition calcext:apply-style-name="Getränke" calcext:value="=&quot;Getränke&quot;" calcext:base-cell-address="'Juni 15'.G14"/>
            <calcext:condition calcext:apply-style-name="Kaffee" calcext:value="=&quot;Kaffee&quot;" calcext:base-cell-address="'Juni 15'.G14"/>
            <calcext:condition calcext:apply-style-name="Kleidung" calcext:value="=&quot;Kleidung&quot;" calcext:base-cell-address="'Juni 15'.G14"/>
            <calcext:condition calcext:apply-style-name="Kosmetika" calcext:value="=&quot;Kosmetika&quot;" calcext:base-cell-address="'Juni 15'.G14"/>
            <calcext:condition calcext:apply-style-name="Nahrung" calcext:value="=&quot;Nahrung&quot;" calcext:base-cell-address="'Juni 15'.G14"/>
            <calcext:condition calcext:apply-style-name="Rechnungen" calcext:value="=&quot;Rechnungen&quot;" calcext:base-cell-address="'Juni 15'.G14"/>
            <calcext:condition calcext:apply-style-name="Sonstiges" calcext:value="=&quot;Sonstiges&quot;" calcext:base-cell-address="'Juni 15'.G14"/>
            <calcext:condition calcext:apply-style-name="Tabak" calcext:value="=&quot;Tabak&quot;" calcext:base-cell-address="'Juni 15'.G14"/>
            <calcext:condition calcext:apply-style-name="Verkehr" calcext:value="=&quot;Verkehr&quot;" calcext:base-cell-address="'Juni 15'.G14"/>
            <calcext:condition calcext:apply-style-name="Zucker" calcext:value="=&quot;Zucker&quot;" calcext:base-cell-address="'Juni 15'.G14"/>
          </calcext:conditional-format>
          <calcext:conditional-format calcext:target-range-address="'Juni 15'.G15:'Juni 15'.G15">
            <calcext:condition calcext:apply-style-name="Amazon" calcext:value="=&quot;Amazon&quot;" calcext:base-cell-address="'Juni 15'.G15"/>
            <calcext:condition calcext:apply-style-name="Ausgehen" calcext:value="=&quot;Ausgehen&quot;" calcext:base-cell-address="'Juni 15'.G15"/>
            <calcext:condition calcext:apply-style-name="Getränke" calcext:value="=&quot;Getränke&quot;" calcext:base-cell-address="'Juni 15'.G15"/>
            <calcext:condition calcext:apply-style-name="Kaffee" calcext:value="=&quot;Kaffee&quot;" calcext:base-cell-address="'Juni 15'.G15"/>
            <calcext:condition calcext:apply-style-name="Kleidung" calcext:value="=&quot;Kleidung&quot;" calcext:base-cell-address="'Juni 15'.G15"/>
            <calcext:condition calcext:apply-style-name="Kosmetika" calcext:value="=&quot;Kosmetika&quot;" calcext:base-cell-address="'Juni 15'.G15"/>
            <calcext:condition calcext:apply-style-name="Nahrung" calcext:value="=&quot;Nahrung&quot;" calcext:base-cell-address="'Juni 15'.G15"/>
            <calcext:condition calcext:apply-style-name="Rechnungen" calcext:value="=&quot;Rechnungen&quot;" calcext:base-cell-address="'Juni 15'.G15"/>
            <calcext:condition calcext:apply-style-name="Sonstiges" calcext:value="=&quot;Sonstiges&quot;" calcext:base-cell-address="'Juni 15'.G15"/>
            <calcext:condition calcext:apply-style-name="Tabak" calcext:value="=&quot;Tabak&quot;" calcext:base-cell-address="'Juni 15'.G15"/>
            <calcext:condition calcext:apply-style-name="Verkehr" calcext:value="=&quot;Verkehr&quot;" calcext:base-cell-address="'Juni 15'.G15"/>
            <calcext:condition calcext:apply-style-name="Zucker" calcext:value="=&quot;Zucker&quot;" calcext:base-cell-address="'Juni 15'.G15"/>
          </calcext:conditional-format>
          <calcext:conditional-format calcext:target-range-address="'Juni 15'.G16:'Juni 15'.G16">
            <calcext:condition calcext:apply-style-name="Amazon" calcext:value="=&quot;Amazon&quot;" calcext:base-cell-address="'Juni 15'.G16"/>
            <calcext:condition calcext:apply-style-name="Ausgehen" calcext:value="=&quot;Ausgehen&quot;" calcext:base-cell-address="'Juni 15'.G16"/>
            <calcext:condition calcext:apply-style-name="Getränke" calcext:value="=&quot;Getränke&quot;" calcext:base-cell-address="'Juni 15'.G16"/>
            <calcext:condition calcext:apply-style-name="Kaffee" calcext:value="=&quot;Kaffee&quot;" calcext:base-cell-address="'Juni 15'.G16"/>
            <calcext:condition calcext:apply-style-name="Kleidung" calcext:value="=&quot;Kleidung&quot;" calcext:base-cell-address="'Juni 15'.G16"/>
            <calcext:condition calcext:apply-style-name="Kosmetika" calcext:value="=&quot;Kosmetika&quot;" calcext:base-cell-address="'Juni 15'.G16"/>
            <calcext:condition calcext:apply-style-name="Nahrung" calcext:value="=&quot;Nahrung&quot;" calcext:base-cell-address="'Juni 15'.G16"/>
            <calcext:condition calcext:apply-style-name="Rechnungen" calcext:value="=&quot;Rechnungen&quot;" calcext:base-cell-address="'Juni 15'.G16"/>
            <calcext:condition calcext:apply-style-name="Sonstiges" calcext:value="=&quot;Sonstiges&quot;" calcext:base-cell-address="'Juni 15'.G16"/>
            <calcext:condition calcext:apply-style-name="Tabak" calcext:value="=&quot;Tabak&quot;" calcext:base-cell-address="'Juni 15'.G16"/>
            <calcext:condition calcext:apply-style-name="Verkehr" calcext:value="=&quot;Verkehr&quot;" calcext:base-cell-address="'Juni 15'.G16"/>
            <calcext:condition calcext:apply-style-name="Zucker" calcext:value="=&quot;Zucker&quot;" calcext:base-cell-address="'Juni 15'.G16"/>
          </calcext:conditional-format>
          <calcext:conditional-format calcext:target-range-address="'Juni 15'.G17:'Juni 15'.G17">
            <calcext:condition calcext:apply-style-name="Amazon" calcext:value="=&quot;Amazon&quot;" calcext:base-cell-address="'Juni 15'.G17"/>
            <calcext:condition calcext:apply-style-name="Ausgehen" calcext:value="=&quot;Ausgehen&quot;" calcext:base-cell-address="'Juni 15'.G17"/>
            <calcext:condition calcext:apply-style-name="Getränke" calcext:value="=&quot;Getränke&quot;" calcext:base-cell-address="'Juni 15'.G17"/>
            <calcext:condition calcext:apply-style-name="Kaffee" calcext:value="=&quot;Kaffee&quot;" calcext:base-cell-address="'Juni 15'.G17"/>
            <calcext:condition calcext:apply-style-name="Kleidung" calcext:value="=&quot;Kleidung&quot;" calcext:base-cell-address="'Juni 15'.G17"/>
            <calcext:condition calcext:apply-style-name="Kosmetika" calcext:value="=&quot;Kosmetika&quot;" calcext:base-cell-address="'Juni 15'.G17"/>
            <calcext:condition calcext:apply-style-name="Nahrung" calcext:value="=&quot;Nahrung&quot;" calcext:base-cell-address="'Juni 15'.G17"/>
            <calcext:condition calcext:apply-style-name="Rechnungen" calcext:value="=&quot;Rechnungen&quot;" calcext:base-cell-address="'Juni 15'.G17"/>
            <calcext:condition calcext:apply-style-name="Sonstiges" calcext:value="=&quot;Sonstiges&quot;" calcext:base-cell-address="'Juni 15'.G17"/>
            <calcext:condition calcext:apply-style-name="Tabak" calcext:value="=&quot;Tabak&quot;" calcext:base-cell-address="'Juni 15'.G17"/>
            <calcext:condition calcext:apply-style-name="Verkehr" calcext:value="=&quot;Verkehr&quot;" calcext:base-cell-address="'Juni 15'.G17"/>
            <calcext:condition calcext:apply-style-name="Zucker" calcext:value="=&quot;Zucker&quot;" calcext:base-cell-address="'Juni 15'.G17"/>
          </calcext:conditional-format>
          <calcext:conditional-format calcext:target-range-address="'Juni 15'.H8:'Jun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ni 15'.H9:'Jun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ni 15'.H10:'Jun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ni 15'.H11:'Jun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ni 15'.H12:'Jun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ni 15'.H13:'Jun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ni 15'.H14:'Jun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ni 15'.H15:'Jun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ni 15'.H16:'Jun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ni 15'.H17:'Jun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ni 15'.G18:'Juni 15'.G18">
            <calcext:condition calcext:apply-style-name="Amazon" calcext:value="=&quot;Amazon&quot;" calcext:base-cell-address="'Juni 15'.G18"/>
            <calcext:condition calcext:apply-style-name="Ausgehen" calcext:value="=&quot;Ausgehen&quot;" calcext:base-cell-address="'Juni 15'.G18"/>
            <calcext:condition calcext:apply-style-name="Getränke" calcext:value="=&quot;Getränke&quot;" calcext:base-cell-address="'Juni 15'.G18"/>
            <calcext:condition calcext:apply-style-name="Kaffee" calcext:value="=&quot;Kaffee&quot;" calcext:base-cell-address="'Juni 15'.G18"/>
            <calcext:condition calcext:apply-style-name="Kleidung" calcext:value="=&quot;Kleidung&quot;" calcext:base-cell-address="'Juni 15'.G18"/>
            <calcext:condition calcext:apply-style-name="Kosmetika" calcext:value="=&quot;Kosmetika&quot;" calcext:base-cell-address="'Juni 15'.G18"/>
            <calcext:condition calcext:apply-style-name="Nahrung" calcext:value="=&quot;Nahrung&quot;" calcext:base-cell-address="'Juni 15'.G18"/>
            <calcext:condition calcext:apply-style-name="Rechnungen" calcext:value="=&quot;Rechnungen&quot;" calcext:base-cell-address="'Juni 15'.G18"/>
            <calcext:condition calcext:apply-style-name="Sonstiges" calcext:value="=&quot;Sonstiges&quot;" calcext:base-cell-address="'Juni 15'.G18"/>
            <calcext:condition calcext:apply-style-name="Tabak" calcext:value="=&quot;Tabak&quot;" calcext:base-cell-address="'Juni 15'.G18"/>
            <calcext:condition calcext:apply-style-name="Verkehr" calcext:value="=&quot;Verkehr&quot;" calcext:base-cell-address="'Juni 15'.G18"/>
            <calcext:condition calcext:apply-style-name="Zucker" calcext:value="=&quot;Zucker&quot;" calcext:base-cell-address="'Juni 15'.G18"/>
          </calcext:conditional-format>
          <calcext:conditional-format calcext:target-range-address="'Juni 15'.G19:'Juni 15'.G19">
            <calcext:condition calcext:apply-style-name="Amazon" calcext:value="=&quot;Amazon&quot;" calcext:base-cell-address="'Juni 15'.G19"/>
            <calcext:condition calcext:apply-style-name="Ausgehen" calcext:value="=&quot;Ausgehen&quot;" calcext:base-cell-address="'Juni 15'.G19"/>
            <calcext:condition calcext:apply-style-name="Getränke" calcext:value="=&quot;Getränke&quot;" calcext:base-cell-address="'Juni 15'.G19"/>
            <calcext:condition calcext:apply-style-name="Kaffee" calcext:value="=&quot;Kaffee&quot;" calcext:base-cell-address="'Juni 15'.G19"/>
            <calcext:condition calcext:apply-style-name="Kleidung" calcext:value="=&quot;Kleidung&quot;" calcext:base-cell-address="'Juni 15'.G19"/>
            <calcext:condition calcext:apply-style-name="Kosmetika" calcext:value="=&quot;Kosmetika&quot;" calcext:base-cell-address="'Juni 15'.G19"/>
            <calcext:condition calcext:apply-style-name="Nahrung" calcext:value="=&quot;Nahrung&quot;" calcext:base-cell-address="'Juni 15'.G19"/>
            <calcext:condition calcext:apply-style-name="Rechnungen" calcext:value="=&quot;Rechnungen&quot;" calcext:base-cell-address="'Juni 15'.G19"/>
            <calcext:condition calcext:apply-style-name="Sonstiges" calcext:value="=&quot;Sonstiges&quot;" calcext:base-cell-address="'Juni 15'.G19"/>
            <calcext:condition calcext:apply-style-name="Tabak" calcext:value="=&quot;Tabak&quot;" calcext:base-cell-address="'Juni 15'.G19"/>
            <calcext:condition calcext:apply-style-name="Verkehr" calcext:value="=&quot;Verkehr&quot;" calcext:base-cell-address="'Juni 15'.G19"/>
            <calcext:condition calcext:apply-style-name="Zucker" calcext:value="=&quot;Zucker&quot;" calcext:base-cell-address="'Juni 15'.G19"/>
          </calcext:conditional-format>
          <calcext:conditional-format calcext:target-range-address="'Juni 15'.D1:'Juni 15'.D1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</calcext:conditional-format>
        </calcext:conditional-formats>
      </table:table>
      <table:named-expressions/>
      <table:database-ranges>
        <table:database-range table:name="Betrag" table:target-range-address="'Juni 15'.C1:'Juni 15'.C1048576" table:on-update-keep-styles="true" table:on-update-keep-size="false" table:orientation="column"/>
        <table:database-range table:name="Category" table:target-range-address="Kategorien.A1:Kategorien.A12" table:on-update-keep-styles="true" table:on-update-keep-size="false" table:orientation="column"/>
        <table:database-range table:name="Kategorien" table:target-range-address="Kategorien.A1:Kategorien.A12" table:on-update-keep-styles="true" table:on-update-keep-size="false" table:orientation="column"/>
        <table:database-range table:name="Monat_Anteile" table:target-range-address="'Juni 15'.G8:'Juni 15'.H19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Juni 15'.A1:'Juni 15'.D2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22:34:00.945265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06-24T23:05:13.973004493</dc:date>
    <meta:editing-duration>PT3H13M1S</meta:editing-duration>
    <meta:editing-cycles>29</meta:editing-cycles>
    <meta:generator>LibreOffice/4.3.3.2$Linux_x86 LibreOffice_project/430m0$Build-2</meta:generator>
    <meta:document-statistic meta:table-count="2" meta:cell-count="995" meta:object-count="0"/>
  </office:meta>
</office:document-meta>
</file>